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36cm" fo:min-width="6.486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55cm" fo:min-width="9.96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3.68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1.07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1.331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137cm" fo:min-width="7.438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713cm" fo:min-width="5.851cm"/>
      <style:paragraph-properties style:writing-mode="lr-tb"/>
    </style:style>
    <style:style style:name="co1" style:family="table-column">
      <style:table-column-properties style:column-width="2.195cm" style:use-optimal-column-width="false"/>
    </style:style>
    <style:style style:name="co2" style:family="table-column">
      <style:table-column-properties style:column-width="2.201cm" style:use-optimal-column-width="false"/>
    </style:style>
    <style:style style:name="co3" style:family="table-column">
      <style:table-column-properties style:column-width="2.003cm" style:use-optimal-column-width="false"/>
    </style:style>
    <style:style style:name="co4" style:family="table-column">
      <style:table-column-properties style:column-width="2cm" style:use-optimal-column-width="false"/>
    </style:style>
    <style:style style:name="co5" style:family="table-column">
      <style:table-column-properties style:column-width="2.197cm" style:use-optimal-column-width="false"/>
    </style:style>
    <style:style style:name="co6" style:family="table-column">
      <style:table-column-properties style:column-width="2.198cm" style:use-optimal-column-width="false"/>
    </style:style>
    <style:style style:name="co7" style:family="table-column">
      <style:table-column-properties style:column-width="1.97cm" style:use-optimal-column-width="false"/>
    </style:style>
    <style:style style:name="co8" style:family="table-column">
      <style:table-column-properties style:column-width="1.972cm" style:use-optimal-column-width="false"/>
    </style:style>
    <style:style style:name="ro1" style:family="table-row">
      <style:table-row-properties style:row-height="1.925cm" style:use-optimal-row-height="false"/>
    </style:style>
    <style:style style:name="ro2" style:family="table-row">
      <style:table-row-properties style:row-height="1.926cm" style:use-optimal-row-height="false"/>
    </style:style>
    <style:style style:name="ro3" style:family="table-row">
      <style:table-row-properties style:row-height="1.932cm" style:use-optimal-row-height="false"/>
    </style:style>
    <style:style style:name="ro4" style:family="table-row">
      <style:table-row-properties style:row-height="1.754cm" style:use-optimal-row-height="false"/>
    </style:style>
    <style:style style:name="ce1" style:family="table-cell">
      <loext:graphic-properties draw:textarea-vertical-align="middle"/>
      <style:paragraph-properties fo:border="0.43pt solid #000000"/>
      <style:text-properties fo:color="#ffffff" loext:opacity="100%" loext:color-lum-mod="100%" loext:color-lum-off="0%"/>
    </style:style>
    <style:style style:name="ce2" style:family="table-cell">
      <loext:graphic-properties draw:textarea-vertical-align="middle"/>
      <style:paragraph-properties fo:border="0.43pt solid #000000"/>
    </style:style>
    <style:style style:name="ce3" style:family="table-cell">
      <loext:graphic-properties draw:fill-color="#f6f9d4" draw:textarea-vertical-align="middle"/>
      <style:paragraph-properties fo:border="0.43pt solid #000000"/>
    </style:style>
    <style:style style:name="P1" style:family="paragraph">
      <style:text-properties fo:color="#ffffff" loext:opacity="100%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0.986cm" svg:height="13.485cm" svg:x="0.718cm" svg:y="1.038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 text:style-name="P1"><text:span text:style-name="T1">date</text:span></text:p>
              </table:table-cell>
              <table:table-cell>
                <text:p text:style-name="P1"><text:span text:style-name="T1">start</text:span></text:p>
              </table:table-cell>
              <table:table-cell>
                <text:p text:style-name="P1"><text:span text:style-name="T1">end</text:span></text:p>
              </table:table-cell>
              <table:table-cell>
                <text:p><text:span text:style-name="T1">joi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6.985cm" svg:height="5.079cm" svg:x="1.269cm" svg:y="-3.493cm">
          <text:p text:style-name="P2">State: Film Info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g>
          <draw:frame draw:style-name="standard" draw:layer="layout" svg:width="14.017cm" svg:height="10.523cm" svg:x="13.016cm" svg:y="4.126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4" table:default-cell-style-name="gray3">
                <table:table-cell>
                  <text:p>sun</text:p>
                </table:table-cell>
                <table:table-cell>
                  <text:p>mon</text:p>
                </table:table-cell>
                <table:table-cell>
                  <text:p>tue</text:p>
                </table:table-cell>
                <table:table-cell>
                  <text:p>wed</text:p>
                </table:table-cell>
                <table:table-cell>
                  <text:p>thu</text:p>
                </table:table-cell>
                <table:table-cell>
                  <text:p>fri</text:p>
                </table:table-cell>
                <table:table-cell>
                  <text:p>sat</text:p>
                </table:table-cell>
              </table:table-row>
              <table:table-row table:style-name="ro4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custom-shape draw:style-name="gr2" draw:text-style-name="P4" draw:layer="layout" svg:width="10.465cm" svg:height="1.905cm" svg:x="14.698cm" svg:y="1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185cm" svg:height="1.27cm" svg:x="17.873cm" svg:y="1.904cm">
            <text:p text:style-name="P2">year-mont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57cm" svg:height="1.27cm" svg:x="15.482cm" svg:y="1.904cm">
            <text:p text:style-name="P2">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.831cm" svg:height="1.27cm" svg:x="22.808cm" svg:y="1.904cm">
            <text:p text:style-name="P2">righ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3" draw:layer="layout" svg:width="7.937cm" svg:height="5.08cm" svg:x="14.604cm" svg:y="-3.276cm">
          <text:p text:style-name="P2">State: calendarTime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2" draw:style-name="dp1" draw:master-page-name="Default">
        <draw:frame draw:style-name="standard" draw:layer="layout" svg:width="8.787cm" svg:height="13.485cm" svg:x="1.056cm" svg:y="1.134cm">
          <table:table table:template-name="bw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6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 text:style-name="P1"><text:span text:style-name="T1">start</text:span></text:p>
              </table:table-cell>
              <table:table-cell>
                <text:p text:style-name="P1"><text:span text:style-name="T1">end</text:span></text:p>
              </table:table-cell>
              <table:table-cell>
                <text:p text:style-name="P1"><text:span text:style-name="T1">joi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855cm" svg:height="9.634cm" svg:x="12.069cm" svg:y="1.432cm">
          <table:table table:template-name="bw"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1" table:default-cell-style-name="ce3">
              <table:table-cell table:number-columns-spanned="4">
                <text:p>謎樣的你</text:p>
              </table:table-cell>
              <table:covered-table-cell/>
              <table:covered-table-cell/>
              <table:covered-table-cell/>
              <table:table-cell table:number-rows-spanned="2">
                <text:p>□</text:p>
              </table:table-cell>
            </table:table-row>
            <table:table-row table:style-name="ro2" table:default-cell-style-name="ce3">
              <table:table-cell table:number-columns-spanned="2">
                <text:p>15:30</text:p>
              </table:table-cell>
              <table:covered-table-cell/>
              <table:table-cell table:number-columns-spanned="2">
                <text:p>17:30</text:p>
              </table:table-cell>
              <table:covered-table-cell/>
              <table:covered-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7" draw:text-style-name="P3" draw:layer="layout" svg:width="6.35cm" svg:height="4.444cm" svg:x="17.996cm" svg:y="-2.858cm">
          <text:p text:style-name="P2">State: join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-0.001cm" fo:margin-bottom="-0.001cm" fo:margin-left="-0.001cm" fo:margin-right="-0.00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5T19:18:41.841000000</meta:creation-date>
    <dc:date>2023-08-06T16:49:04.172000000</dc:date>
    <meta:editing-duration>PT2H45M18S</meta:editing-duration>
    <meta:editing-cycles>3</meta:editing-cycles>
    <meta:generator>LibreOffice/7.4.6.2$Windows_X86_64 LibreOffice_project/5b1f5509c2decdade7fda905e3e1429a67acd63d</meta:generator>
    <meta:document-statistic meta:object-count="12"/>
  </office:meta>
</office:document-meta>
</file>